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" svg:font-family="'Courier New'" style:font-pitch="variable"/>
    <style:font-face style:name="Helvetica LT Std Light" svg:font-family="'Helvetica LT Std Light'" style:font-pitch="variable"/>
    <style:font-face style:name="MS Gothic1" svg:font-family="'MS Gothic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Helvetica1" svg:font-family="Helvetic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8%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cm" draw:shadow-offset-y="0cm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offset-x="0cm" draw:shadow-offset-y="0cm"/>
    </style:style>
    <style:style style:name="gr4" style:family="graphic" style:parent-style-name="standard">
      <style:graphic-properties draw:stroke="dash" draw:stroke-dash="Dashed_20__28_var_29__20_2" svg:stroke-width="0.051cm" svg:stroke-color="#000000" draw:marker-start-width="0.337cm" draw:marker-end-width="0.337cm" draw:stroke-linejoin="miter" draw:fill="solid" draw:fill-color="#ffffff" draw:textarea-horizontal-align="justify" draw:textarea-vertical-align="middle" draw:auto-grow-height="false" fo:padding-top="0.142cm" fo:padding-bottom="0.142cm" fo:padding-left="0.262cm" fo:padding-right="0.262cm" fo:wrap-option="wrap" draw:shadow="hidden" draw:shadow-offset-x="0cm" draw:shadow-offset-y="0cm" draw:shadow-opacity="35%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cm" draw:shadow-offset-y="0cm" draw:shadow-opacity="35%"/>
    </style:style>
    <style:style style:name="gr6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7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8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9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0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1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2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3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4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5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6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7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8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19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20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21" style:family="graphic" style:parent-style-name="standard">
      <style:graphic-properties draw:stroke="dash" draw:stroke-dash="Dashed_20__28_var_29__20_3" svg:stroke-width="0.053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cm" draw:shadow-offset-y="0cm" draw:shadow-opacity="35%"/>
    </style:style>
    <style:style style:name="gr22" style:family="graphic" style:parent-style-name="standard" style:list-style-name="L2">
      <style:graphic-properties draw:stroke="none" svg:stroke-color="#000000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cm" draw:shadow-offset-y="0cm"/>
    </style:style>
    <style:style style:name="gr23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color="#000000" style:font-name="Helvetica"/>
    </style:style>
    <style:style style:name="P4" style:family="paragraph">
      <loext:graphic-properties draw:fill="solid" draw:fill-color="#ffffff"/>
      <style:paragraph-properties style:writing-mode="lr-tb" style:font-independent-line-spacing="true"/>
      <style:text-properties fo:color="#000000"/>
    </style:style>
    <style:style style:name="P5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color="#000000" style:font-name="Helvetica"/>
    </style:style>
    <style:style style:name="P6" style:family="paragraph">
      <loext:graphic-properties draw:fill="solid" draw:fill-color="#ffffff"/>
      <style:paragraph-properties style:writing-mode="lr-tb" style:font-independent-line-spacing="true"/>
      <style:text-properties fo:color="#000000" fo:font-size="12pt" style:font-size-asian="18pt" style:font-size-complex="18pt"/>
    </style:style>
    <style:style style:name="P7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color="#000000" style:font-name="Helvetica2" fo:font-size="12pt" style:font-size-asian="18pt" style:font-size-complex="18pt"/>
    </style:style>
    <style:style style:name="P8" style:family="paragraph">
      <loext:graphic-properties draw:fill="solid" draw:fill-color="#ffffff"/>
      <style:paragraph-properties style:writing-mode="lr-tb" style:font-independent-line-spacing="true"/>
      <style:text-properties fo:color="#800000" style:font-name="Helvetica2" fo:font-size="12pt" style:font-size-asian="18pt" style:font-size-complex="18pt"/>
    </style:style>
    <style:style style:name="P9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  <style:text-properties fo:color="#000000" style:font-name="Helvetica" fo:font-size="12pt" style:font-size-asian="18pt" style:font-size-complex="18pt"/>
    </style:style>
    <style:style style:name="P10" style:family="paragraph">
      <loext:graphic-properties draw:fill="solid" draw:fill-color="#ffffff"/>
      <style:paragraph-properties style:writing-mode="lr-tb" style:font-independent-line-spacing="true"/>
      <style:text-properties fo:color="#800000"/>
    </style:style>
    <style:style style:name="P11" style:family="paragraph">
      <loext:graphic-properties draw:fill="solid" draw:fill-color="#333333"/>
      <style:paragraph-properties style:writing-mode="lr-tb" style:font-independent-line-spacing="true"/>
      <style:text-properties fo:color="#000000" fo:font-size="12pt" style:font-size-asian="18pt" style:font-size-complex="18pt"/>
    </style:style>
    <style:style style:name="T1" style:family="text">
      <style:text-properties fo:color="#000000" style:font-name="Helvetica" fo:font-size="12pt" style:font-name-asian="Helvetica LT Std Light" style:font-size-asian="12pt" style:font-name-complex="Helvetica LT Std Light" style:font-size-complex="12pt"/>
    </style:style>
    <style:style style:name="T2" style:family="text">
      <style:text-properties fo:color="#000000" style:font-name="Courier1" fo:font-size="12pt" style:font-name-asian="Courier New" style:font-size-asian="12pt" style:font-name-complex="Courier New" style:font-size-complex="12pt"/>
    </style:style>
    <style:style style:name="T3" style:family="text">
      <style:text-properties fo:color="#000000" style:font-name="Helvetica2" fo:font-size="12pt" style:font-name-asian="Helvetica LT Std Light" style:font-size-asian="18pt" style:font-name-complex="Helvetica LT Std Ligh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Helvetica LT Std Light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Left Brace 90" draw:style-name="gr1" draw:text-style-name="P1" draw:layer="layout" svg:width="0.616cm" svg:height="2.249cm" svg:x="3.366cm" svg:y="3.302cm">
          <text:p/>
          <draw:enhanced-geometry svg:viewBox="0 0 21600 21600" draw:glue-points="21600 0 0 10800 21600 21600" draw:text-areas="13800 ?f9 21600 ?f10" draw:type="left-brace" draw:modifiers="74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Left Brace 92" draw:style-name="gr1" draw:text-style-name="P1" draw:layer="layout" svg:width="0.578cm" svg:height="3.04cm" svg:x="3.376cm" svg:y="0.012cm">
          <text:p/>
          <draw:enhanced-geometry svg:viewBox="0 0 21600 21600" draw:glue-points="21600 0 0 10800 21600 21600" draw:text-areas="13800 ?f9 21600 ?f10" draw:type="left-brace" draw:modifiers="51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Box 91" draw:style-name="gr2" draw:text-style-name="P3" draw:layer="layout" svg:width="3.812cm" svg:height="2.796cm" svg:x="0.073cm" svg:y="3.017cm">
          <text:p text:style-name="P2"><text:span text:style-name="T1">Identical copies of code and read-only data sections from </text:span><text:span text:style-name="T1"><text:line-break/></text:span><text:span text:style-name="T2">/bin/bash</text:span></text:p>
          <draw:enhanced-geometry svg:viewBox="0 0 21600 21600" draw:type="mso-spt202" draw:enhanced-path="M 0 0 L 21600 0 21600 21600 0 21600 0 0 Z N"/>
        </draw:custom-shape>
        <draw:custom-shape draw:name="TextBox 93" draw:style-name="gr3" draw:text-style-name="P3" draw:layer="layout" svg:width="3.103cm" svg:height="1.782cm" svg:x="0.073cm" svg:y="0.627cm">
          <text:p text:style-name="P2"><text:span text:style-name="T1">Differing stack and data sections</text:span></text:p>
          <draw:enhanced-geometry svg:viewBox="0 0 21600 21600" draw:type="mso-spt202" draw:enhanced-path="M 0 0 L 21600 0 21600 21600 0 21600 0 0 Z N"/>
        </draw:custom-shape>
        <draw:custom-shape draw:name="Right Arrow 226" draw:style-name="gr4" draw:text-style-name="P4" draw:layer="layout" svg:width="1.238cm" svg:height="2.251cm" svg:x="10.222cm" svg:y="1.88cm">
          <text:p/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3" draw:style-name="gr5" draw:text-style-name="P4" draw:layer="layout" svg:width="1.669cm" svg:height="1.78cm" svg:x="4.089cm" svg:y="0.014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06" draw:style-name="gr6" draw:text-style-name="P5" draw:layer="layout" svg:width="1.489cm" svg:height="0.768cm" svg:x="4.179cm" svg:y="0.519cm">
          <text:p text:style-name="P2"><text:span text:style-name="T1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1.78cm" svg:x="6.163cm" svg:y="0.02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10" draw:style-name="gr7" draw:text-style-name="P5" draw:layer="layout" svg:width="1.489cm" svg:height="0.768cm" svg:x="6.253cm" svg:y="0.525cm">
          <text:p text:style-name="P2"><text:span text:style-name="T1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1.78cm" svg:x="8.238cm" svg:y="0.02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13" draw:style-name="gr8" draw:text-style-name="P5" draw:layer="layout" svg:width="1.489cm" svg:height="0.768cm" svg:x="8.328cm" svg:y="0.525cm">
          <text:p text:style-name="P2"><text:span text:style-name="T1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0.992cm" svg:x="4.096cm" svg:y="2.051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16" draw:style-name="gr9" draw:text-style-name="P5" draw:layer="layout" svg:width="1.325cm" svg:height="0.768cm" svg:x="4.267cm" svg:y="2.162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0.992cm" svg:x="6.17cm" svg:y="2.058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19" draw:style-name="gr10" draw:text-style-name="P5" draw:layer="layout" svg:width="1.325cm" svg:height="0.768cm" svg:x="6.341cm" svg:y="2.16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0.992cm" svg:x="8.245cm" svg:y="2.058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2" draw:style-name="gr11" draw:text-style-name="P5" draw:layer="layout" svg:width="1.325cm" svg:height="0.768cm" svg:x="8.416cm" svg:y="2.16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2.255cm" svg:x="4.096cm" svg:y="3.3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5" draw:style-name="gr12" draw:text-style-name="P5" draw:layer="layout" svg:width="1.419cm" svg:height="0.768cm" svg:x="4.22cm" svg:y="4.043cm"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2.255cm" svg:x="6.163cm" svg:y="3.307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29" draw:style-name="gr13" draw:text-style-name="P5" draw:layer="layout" svg:width="1.419cm" svg:height="0.768cm" svg:x="6.287cm" svg:y="4.05cm"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4" draw:layer="layout" svg:width="1.669cm" svg:height="2.255cm" svg:x="8.245cm" svg:y="3.307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32" draw:style-name="gr14" draw:text-style-name="P5" draw:layer="layout" svg:width="1.419cm" svg:height="0.768cm" svg:x="8.369cm" svg:y="4.05cm"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6" draw:layer="layout" svg:width="1.669cm" svg:height="1.78cm" svg:x="11.702cm" svg:y="0.013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45" draw:style-name="gr15" draw:text-style-name="P7" draw:layer="layout" svg:width="1.489cm" svg:height="0.768cm" svg:x="11.792cm" svg:y="0.518cm">
          <text:p text:style-name="P2"><text:span text:style-name="T3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6" draw:layer="layout" svg:width="1.669cm" svg:height="1.78cm" svg:x="13.776cm" svg:y="0.019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43" draw:style-name="gr16" draw:text-style-name="P7" draw:layer="layout" svg:width="1.489cm" svg:height="0.768cm" svg:x="13.866cm" svg:y="0.524cm">
          <text:p text:style-name="P2"><text:span text:style-name="T3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8" draw:layer="layout" svg:width="1.669cm" svg:height="1.78cm" svg:x="15.851cm" svg:y="0.019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41" draw:style-name="gr17" draw:text-style-name="P9" draw:layer="layout" svg:width="1.489cm" svg:height="0.768cm" svg:x="15.941cm" svg:y="0.524cm">
          <text:p text:style-name="P2"><text:span text:style-name="T1">stack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6" draw:layer="layout" svg:width="1.669cm" svg:height="0.992cm" svg:x="11.709cm" svg:y="2.05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39" draw:style-name="gr18" draw:text-style-name="P7" draw:layer="layout" svg:width="1.325cm" svg:height="0.768cm" svg:x="11.88cm" svg:y="2.161cm">
          <text:p text:style-name="P2"><text:span text:style-name="T3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6" draw:layer="layout" svg:width="1.669cm" svg:height="0.992cm" svg:x="13.783cm" svg:y="2.057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37" draw:style-name="gr19" draw:text-style-name="P7" draw:layer="layout" svg:width="1.325cm" svg:height="0.768cm" svg:x="13.954cm" svg:y="2.168cm">
          <text:p text:style-name="P2"><text:span text:style-name="T3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5" draw:text-style-name="P8" draw:layer="layout" svg:width="1.669cm" svg:height="0.992cm" svg:x="15.858cm" svg:y="2.057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35" draw:style-name="gr20" draw:text-style-name="P9" draw:layer="layout" svg:width="1.325cm" svg:height="0.768cm" svg:x="16.029cm" svg:y="2.168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name="AutoShape 3" draw:style-name="gr21" draw:text-style-name="P6" draw:layer="layout" svg:width="1.669cm" svg:height="2.255cm" svg:x="11.709cm" svg:y="3.299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5" draw:text-style-name="P6" draw:layer="layout" svg:width="1.669cm" svg:height="2.255cm" svg:x="13.776cm" svg:y="3.306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31" draw:style-name="gr22" draw:text-style-name="P7" draw:layer="layout" svg:width="1.419cm" svg:height="0.768cm" svg:x="13.9cm" svg:y="4.049cm">
          <text:p text:style-name="P2"><text:span text:style-name="T3">code</text:span></text:p>
          <draw:enhanced-geometry svg:viewBox="0 0 21600 21600" draw:type="rectangle" draw:enhanced-path="M 0 0 L 21600 0 21600 21600 0 21600 0 0 Z N"/>
        </draw:custom-shape>
        <draw:custom-shape draw:name="AutoShape 3" draw:style-name="gr21" draw:text-style-name="P10" draw:layer="layout" svg:width="1.669cm" svg:height="2.255cm" svg:x="15.858cm" svg:y="3.306cm">
          <text:p/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eft Arrow 223" draw:style-name="gr23" draw:text-style-name="P11" draw:layer="layout" svg:width="1.238cm" svg:height="1.013cm" svg:x="15.175cm" svg:y="3.951cm">
          <text:p/>
          <draw:enhanced-geometry svg:viewBox="0 0 21600 21600" draw:text-areas="?f7 ?f0 21600 ?f2" draw:type="left-arrow" draw:modifiers="8835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Left Arrow 225" draw:style-name="gr23" draw:text-style-name="P11" draw:layer="layout" svg:width="1.238cm" svg:height="1.013cm" svg:x="12.775cm" svg:y="3.951cm">
          <text:p/>
          <draw:enhanced-geometry svg:viewBox="0 0 21600 21600" draw:mirror-horizontal="true" draw:text-areas="?f7 ?f0 21600 ?f2" draw:type="left-arrow" draw:modifiers="8835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" svg:font-family="'Courier New'" style:font-pitch="variable"/>
    <style:font-face style:name="Helvetica LT Std Light" svg:font-family="'Helvetica LT Std Light'" style:font-pitch="variable"/>
    <style:font-face style:name="MS Gothic1" svg:font-family="'MS Gothic'" style:font-pitch="variable"/>
    <style:font-face style:name="Tahoma1" svg:font-family="Tahoma" style:font-pitch="variable"/>
    <style:font-face style:name="Courier" svg:font-family="Courier" style:font-family-generic="modern" style:font-pitch="variable"/>
    <style:font-face style:name="Helvetica1" svg:font-family="Helvetic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6cm" draw:distance="0.026cm"/>
    <draw:stroke-dash draw:name="Dashed_20__28_var_29__20_3" draw:display-name="Dashed (var) 3" draw:style="rect" draw:dots2="1" draw:dots2-length="0.211cm" draw:distance="0.158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26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8T17:22:35</meta:creation-date>
    <dc:date>2018-08-30T16:27:51.859478638</dc:date>
    <meta:editing-duration>PT8M57S</meta:editing-duration>
    <meta:editing-cycles>3</meta:editing-cycles>
    <meta:generator>NeoOffice/3.2017.4_Professional_Edition$MacOSX_X86_64 NeoOffice_project/0</meta:generator>
    <meta:document-statistic meta:object-count="41"/>
  </office:meta>
</office:document-meta>
</file>